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9abf4" officeooo:paragraph-rsid="0009abf4" style:font-size-asian="20pt" style:font-weight-asian="bold" style:font-size-complex="20pt" style:font-weight-complex="bold"/>
    </style:style>
    <style:style style:name="P2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bold" officeooo:rsid="0009e3d0" officeooo:paragraph-rsid="000dc637" style:font-size-asian="10.5pt" style:font-weight-asian="bold" style:font-size-complex="12pt" style:font-weight-complex="bold"/>
    </style:style>
    <style:style style:name="P3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bold" officeooo:rsid="0009e3d0" officeooo:paragraph-rsid="0012f12e" style:font-size-asian="10.5pt" style:font-weight-asian="bold" style:font-size-complex="12pt" style:font-weight-complex="bold"/>
    </style:style>
    <style:style style:name="P4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bold" officeooo:rsid="0009e3d0" officeooo:paragraph-rsid="0016c2a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bold" officeooo:rsid="000b7bc3" officeooo:paragraph-rsid="000b7bc3" style:font-size-asian="10.5pt" style:font-weight-asian="bold" style:font-size-complex="12pt" style:font-weight-complex="bold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bold" officeooo:rsid="000e52e7" officeooo:paragraph-rsid="000e52e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abf4" officeooo:paragraph-rsid="000b7bc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font-weight="normal" officeooo:rsid="0009abf4" officeooo:paragraph-rsid="0009abf4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09be23" officeooo:paragraph-rsid="0009be23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officeooo:rsid="0009e3d0" officeooo:paragraph-rsid="0009e3d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0bdab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0dc63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0f543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12f12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16c2a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f5439" officeooo:paragraph-rsid="000f5439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09abf4" officeooo:paragraph-rsid="0009abf4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09e3d0" officeooo:paragraph-rsid="0009e3d0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09be23" officeooo:paragraph-rsid="0009e3d0" style:font-size-asian="13pt" style:font-weight-asian="bold" style:font-size-complex="13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09be23" officeooo:paragraph-rsid="0012f12e" style:font-size-asian="13pt" style:font-weight-asian="bold" style:font-size-complex="13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09be23" officeooo:paragraph-rsid="0016c2a4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09be23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0pt" fo:font-weight="normal" officeooo:rsid="000b7bc3" officeooo:paragraph-rsid="000b7bc3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New" fo:font-size="10pt" fo:font-weight="normal" officeooo:rsid="000b7bc3" officeooo:paragraph-rsid="000dc637" style:font-size-asian="10pt" style:font-weight-asian="normal" style:font-size-complex="10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Courier New" fo:font-size="10pt" fo:font-weight="normal" officeooo:rsid="000b7bc3" officeooo:paragraph-rsid="000dc637" style:font-size-asian="10pt" style:font-weight-asian="normal" style:font-size-complex="10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Courier New" fo:font-size="10pt" fo:font-weight="normal" officeooo:rsid="000b7bc3" officeooo:paragraph-rsid="0016c2a4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0pt" fo:font-weight="normal" officeooo:rsid="000b7bc3" officeooo:paragraph-rsid="0012f12e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 New" fo:font-size="10pt" fo:font-weight="normal" officeooo:rsid="000b7bc3" officeooo:paragraph-rsid="0016c2a4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rsid="000b7bc3" officeooo:paragraph-rsid="000b7bc3"/>
    </style:style>
    <style:style style:name="P30" style:family="paragraph" style:parent-style-name="Standard" style:list-style-name="L5">
      <style:paragraph-properties fo:text-align="start" style:justify-single-word="false"/>
      <style:text-properties fo:font-weight="bold" officeooo:paragraph-rsid="000b7bc3" style:font-weight-asian="bold" style:font-weight-complex="bold"/>
    </style:style>
    <style:style style:name="P31" style:family="paragraph" style:parent-style-name="Standard" style:list-style-name="L6">
      <style:paragraph-properties fo:text-align="start" style:justify-single-word="false"/>
      <style:text-properties fo:font-weight="bold" officeooo:paragraph-rsid="000dc637" style:font-weight-asian="bold" style:font-weight-complex="bold"/>
    </style:style>
    <style:style style:name="P32" style:family="paragraph" style:parent-style-name="Standard" style:list-style-name="L7">
      <style:paragraph-properties fo:text-align="start" style:justify-single-word="false"/>
      <style:text-properties fo:font-weight="bold" officeooo:paragraph-rsid="0012f12e" style:font-weight-asian="bold" style:font-weight-complex="bold"/>
    </style:style>
    <style:style style:name="P33" style:family="paragraph" style:parent-style-name="Standard" style:list-style-name="L8">
      <style:paragraph-properties fo:text-align="start" style:justify-single-word="false"/>
      <style:text-properties fo:font-weight="bold" officeooo:paragraph-rsid="0016c2a4" style:font-weight-asian="bold" style:font-weight-complex="bold"/>
    </style:style>
    <style:style style:name="P34" style:family="paragraph" style:parent-style-name="Standard" style:list-style-name="L1">
      <style:paragraph-properties fo:text-align="start" style:justify-single-word="false" fo:break-before="page"/>
      <style:text-properties style:font-name="Times New Roman" fo:font-size="13pt" fo:font-weight="bold" officeooo:rsid="000dc637" officeooo:paragraph-rsid="000dc637" style:font-size-asian="13pt" style:font-weight-asian="bold" style:font-size-complex="13pt" style:font-weight-complex="bold"/>
    </style:style>
    <style:style style:name="T1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officeooo:rsid="0009e3d0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officeooo:rsid="000b7bc3" style:font-size-asian="10.5pt" style:font-size-complex="12pt"/>
    </style:style>
    <style:style style:name="T4" style:family="text">
      <style:text-properties officeooo:rsid="000b7bc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dabe"/>
    </style:style>
    <style:style style:name="T7" style:family="text">
      <style:text-properties officeooo:rsid="000dc637"/>
    </style:style>
    <style:style style:name="T8" style:family="text">
      <style:text-properties officeooo:rsid="000f5439"/>
    </style:style>
    <style:style style:name="T9" style:family="text">
      <style:text-properties officeooo:rsid="0011b246"/>
    </style:style>
    <style:style style:name="T10" style:family="text">
      <style:text-properties officeooo:rsid="0012f12e"/>
    </style:style>
    <style:style style:name="T11" style:family="text">
      <style:text-properties officeooo:rsid="00145e36"/>
    </style:style>
    <style:style style:name="T12" style:family="text">
      <style:text-properties officeooo:rsid="0016c2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Kamil Walkowiak</text:p>
      <text:p text:style-name="P8">Bartosz Skotarek 109764</text:p>
      <text:p text:style-name="P1"/>
      <text:p text:style-name="P16">Zajęcia: 4.10.2016</text:p>
      <text:p text:style-name="P1">Sprawozdanie</text:p>
      <text:p text:style-name="P1"/>
      <text:list xml:id="list7185029659479220059" text:style-name="L1">
        <text:list-item>
          <text:p text:style-name="P17">Opis zadania</text:p>
        </text:list-item>
      </text:list>
      <text:p text:style-name="P7">Znaleźć rozwiązanie (minimum <text:span text:style-name="T6">i listę wierzchołków</text:span>, maksimum <text:span text:style-name="T4">oraz</text:span> średnią) problemu zbliżonego do problemu komiwojażera dla grafu zbudowanego ze 100 wierzchołków. Powstała ścieżka może zawierać tylko połowę wierzchołków grafu (50). Do rozwiązania problemu należy użyć następujących algorytmów:</text:p>
      <text:list xml:id="list2931604326987341779" text:style-name="L2">
        <text:list-item>
          <text:p text:style-name="P9"><text:bookmark-start text:name="__DdeLink__3_841181294"/>Nearest Neighbor<text:bookmark-end text:name="__DdeLink__3_841181294"/></text:p>
        </text:list-item>
        <text:list-item>
          <text:p text:style-name="P9">Greedy cycle</text:p>
        </text:list-item>
        <text:list-item>
          <text:p text:style-name="P9"><text:bookmark-start text:name="__DdeLink__10_841181294"/>GRASP <text:span text:style-name="T9">na bazie</text:span> Nearest Neighbor<text:bookmark-end text:name="__DdeLink__10_841181294"/></text:p>
        </text:list-item>
        <text:list-item>
          <text:p text:style-name="P9">GRASP <text:span text:style-name="T9">na bazie</text:span> Greedy cycle</text:p>
        </text:list-item>
      </text:list>
      <text:p text:style-name="P29"><text:span text:style-name="T1">Każdy algorytm należy uruchomić 100 razy (za każdym razem z innym wierzchołkiem początkowym).</text:span></text:p>
      <text:p text:style-name="P22"><text:span text:style-name="T2"/></text:p>
      <text:list xml:id="list233459717454710" text:continue-list="list7185029659479220059" text:style-name="L1">
        <text:list-item>
          <text:p text:style-name="P18">Algorytmy</text:p>
          <text:list>
            <text:list-item>
              <text:p text:style-name="P19">Nearest Neighbor</text:p>
            </text:list-item>
          </text:list>
        </text:list-item>
      </text:list>
      <text:list xml:id="list3508305889219715203" text:style-name="L4">
        <text:list-item>
          <text:p text:style-name="P6">Opis<text:bookmark-start text:name="__DdeLink__8_841181294"/></text:p>
          <text:p text:style-name="P10"/>
        </text:list-item>
      </text:list>
      <text:p text:style-name="P23"><text:bookmark-start text:name="__DdeLink__14_841181294"/><text:span text:style-name="T5">Dopóki</text:span> lista wierzchołków tworząca rozwiązanie &lt; 50</text:p>
      <text:p text:style-name="P23"><text:tab/><text:span text:style-name="T5">Dodaj do </text:span>listy wierzchołków wierzchołek znajdujący się najbliżej <text:tab/>(posiadający najmniejszy koszt) ostatnio dodanego wierzchołka</text:p>
      <text:p text:style-name="P23"/>
      <text:p text:style-name="P23"><text:span text:style-name="T5">Dodaj do </text:span>listy wierzchołków pierwszy wierzchołek z listy, aby <text:span text:style-name="T7">utworzyć</text:span> cykl<text:bookmark-end text:name="__DdeLink__14_841181294"/></text:p>
      <text:p text:style-name="P23"/>
      <text:list xml:id="list592883041259291982" text:style-name="L5">
        <text:list-item>
          <text:p text:style-name="P30"><text:span text:style-name="T3">Rozwiązanie</text:span></text:p>
        </text:list-item>
      </text:list>
      <text:p text:style-name="P11">Minimum: <text:span text:style-name="T6">10298</text:span></text:p>
      <text:p text:style-name="P11"><text:span text:style-name="T6">Lista wierzchołków: 80, 24, 60, 50, 86, 8, 6, 56, 19, 11, 26, 85, 34, 61, 59, 76, 22, 97, 90, 44, <text:tab/><text:tab/><text:tab/>31, 10, 14, 16, 73, 20, 58, 71, 9, 83, 35, 37, 23, 17, 78, 52, 87, 15, 21, 93, 69, 65, 64, 3, <text:tab/><text:tab/><text:tab/>96, 55, 79, 30, 88, 41, 80</text:span></text:p>
      <text:p text:style-name="P11"/>
      <text:p text:style-name="P11">Maksimum: <text:span text:style-name="T6">14877</text:span></text:p>
      <text:p text:style-name="P11">Średnia: <text:span text:style-name="T6">12792</text:span><text:bookmark-end text:name="__DdeLink__8_841181294"/></text:p>
      <text:p text:style-name="P5"/>
      <text:list xml:id="list233459430116193" text:continue-list="list233459717454710" text:style-name="L1">
        <text:list-item>
          <text:list>
            <text:list-item>
              <text:p text:style-name="P34">Greedy Cycle</text:p>
            </text:list-item>
          </text:list>
        </text:list-item>
      </text:list>
      <text:list xml:id="list233460202015483" text:continue-list="list3508305889219715203" text:style-name="L4">
        <text:list-item>
          <text:p text:style-name="P2">Algorytm w pseudokodzie</text:p>
          <text:p text:style-name="P25"/>
        </text:list-item>
      </text:list>
      <text:p text:style-name="P24"/>
      <text:list xml:id="list7430405985415743995" text:style-name="L6">
        <text:list-item>
          <text:p text:style-name="P31"><text:span text:style-name="T3">Rozwiązanie</text:span></text:p>
        </text:list-item>
      </text:list>
      <text:p text:style-name="P13">Minimum: <text:span text:style-name="T8">11095</text:span></text:p>
      <text:p text:style-name="P13"><text:span text:style-name="T6">Lista wierzchołków: 61, 34, 85, 26, 11, 19, 6, 8, 56, 86, 50, 24, 80, 60, 57, 66, 27, 92, 0, 7, 91, 74, 96, <text:tab/>18, 52, 15, 69, 21, 93, 87, 17, 23, 37, 83, 78, 89, 48, 5, 62, 46, 10, 16, 14, 31, 44, 90, 97, 22, 76, <text:tab/>59, 61</text:span></text:p>
      <text:p text:style-name="P12"/>
      <text:p text:style-name="P13">Maksimum: <text:span text:style-name="T8">13266</text:span></text:p>
      <text:p text:style-name="P13">Średnia: <text:span text:style-name="T8">12494</text:span></text:p>
      <text:p text:style-name="P13"/>
      <text:list xml:id="list233460107536551" text:continue-list="list233459430116193" text:style-name="L1">
        <text:list-item>
          <text:list>
            <text:list-item>
              <text:p text:style-name="P20">GRASP <text:span text:style-name="T9">na bazie</text:span> Nearest Neighbor</text:p>
            </text:list-item>
          </text:list>
        </text:list-item>
      </text:list>
      <text:list xml:id="list233461233783078" text:continue-list="list233460202015483" text:style-name="L4">
        <text:list-item>
          <text:p text:style-name="P3">Algorytm w pseudokodzie</text:p>
          <text:p text:style-name="P3"/>
        </text:list-item>
      </text:list>
      <text:p text:style-name="P27"><text:span text:style-name="T5">Dopóki</text:span> lista wierzchołków tworząca rozwiązanie &lt; 50</text:p>
      <text:p text:style-name="P27"><text:tab/><text:span text:style-name="T5">Dodaj do </text:span>listy wierzchołków <text:span text:style-name="T11">jeden z 3 wierzchołków </text:span>znajdujący<text:span text:style-name="T11">ch</text:span> się najbliżej <text:tab/>(posiadający najmniejszy koszt) ostatnio dodanego wierzchołka</text:p>
      <text:p text:style-name="P27"/>
      <text:p text:style-name="P27"><text:span text:style-name="T5">Dodaj do </text:span>listy wierzchołków pierwszy wierzchołek z listy, aby <text:span text:style-name="T7">utworzyć</text:span> cykl</text:p>
      <text:p text:style-name="P27"/>
      <text:list xml:id="list7780118666003325095" text:style-name="L7">
        <text:list-item>
          <text:p text:style-name="P32"><text:span text:style-name="T3">Rozwiązanie</text:span></text:p>
        </text:list-item>
      </text:list>
      <text:p text:style-name="P14">Minimum: <text:span text:style-name="T10">13241</text:span></text:p>
      <text:p text:style-name="P14"><text:span text:style-name="T6">Lista wierzchołków: 66, 27, 92, 57, 24, 60, 80, 68, 39, 1, 53, 63, 49, 72, 43, 67, 38, 29, 77, 4, 51, 47, <text:tab/>99, 40, 70, 42, 45, 2, 33, 54, 82, 6, 8, 56, 11, 19, 26, 34, 85, 61, 76, 59, 22, 97, 44, 90, 46, 62, <text:tab/>48, 5, 66</text:span></text:p>
      <text:p text:style-name="P14"/>
      <text:p text:style-name="P14">Maksimum: <text:span text:style-name="T10">22496</text:span></text:p>
      <text:p text:style-name="P14">Średnia: <text:span text:style-name="T10">17072</text:span></text:p>
      <text:p text:style-name="P14"/>
      <text:list xml:id="list233459177345027" text:continue-list="list233460107536551" text:style-name="L1">
        <text:list-item>
          <text:list>
            <text:list-item>
              <text:p text:style-name="P21">GRASP <text:span text:style-name="T9">na bazie</text:span> <text:span text:style-name="T7">Greedy Cycle</text:span></text:p>
            </text:list-item>
          </text:list>
        </text:list-item>
      </text:list>
      <text:list xml:id="list233459217011797" text:continue-list="list233461233783078" text:style-name="L4">
        <text:list-item>
          <text:p text:style-name="P4">Algorytm w pseudokodzie</text:p>
          <text:p text:style-name="P26"/>
        </text:list-item>
      </text:list>
      <text:p text:style-name="P28"/>
      <text:list xml:id="list3245086869343472509" text:style-name="L8">
        <text:list-item>
          <text:p text:style-name="P33"><text:span text:style-name="T3">Rozwiązanie</text:span></text:p>
        </text:list-item>
      </text:list>
      <text:p text:style-name="P15">Minimum: <text:span text:style-name="T12">11664</text:span></text:p>
      <text:p text:style-name="P15"><text:span text:style-name="T6">Lista wierzchołków: 11, 26, 19, 54, 33, 82, 6, 8, 56, 86, 50, 24, 80, 60, 57, 66, 27, 92, 0, 91, 7, 41, 79, <text:tab/>55, 96, 74, 5, 62, 48, 89, 9, 83, 71, 58, 73, 20, 46, 22, 90, 31, 14, 10, 16, 44, 97, 76, 59, 61, 34, <text:tab/>85, 11</text:span></text:p>
      <text:p text:style-name="P15"/>
      <text:p text:style-name="P15">Maksimum: <text:span text:style-name="T12">15192</text:span></text:p>
      <text:p text:style-name="P15">Średnia: <text:span text:style-name="T12">1383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2:20:36.983181783</meta:creation-date>
    <dc:date>2016-10-09T23:31:32.623044759</dc:date>
    <meta:editing-duration>PT50M10S</meta:editing-duration>
    <meta:editing-cycles>12</meta:editing-cycles>
    <meta:generator>LibreOffice/5.1.5.2$Linux_X86_64 LibreOffice_project/10m0$Build-2</meta:generator>
    <meta:document-statistic meta:table-count="0" meta:image-count="0" meta:object-count="0" meta:page-count="2" meta:paragraph-count="50" meta:word-count="427" meta:character-count="2371" meta:non-whitespace-character-count="1996"/>
  </office:meta>
</office:document-meta>
</file>